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5e256"/>
    </style:style>
    <style:style style:name="P2" style:family="paragraph" style:parent-style-name="Standard">
      <style:paragraph-properties fo:text-align="center" style:justify-single-word="false"/>
      <style:text-properties officeooo:rsid="0005e256" officeooo:paragraph-rsid="0005e256"/>
    </style:style>
    <style:style style:name="P3" style:family="paragraph" style:parent-style-name="Standard">
      <style:paragraph-properties fo:text-align="start" style:justify-single-word="false"/>
      <style:text-properties officeooo:rsid="0005e256" officeooo:paragraph-rsid="0005e256"/>
    </style:style>
    <style:style style:name="T1" style:family="text">
      <style:text-properties officeooo:rsid="0005e256"/>
    </style:style>
    <style:style style:name="T2" style:family="text">
      <style:text-properties officeooo:rsid="0006327f"/>
    </style:style>
    <style:style style:name="T3" style:family="text">
      <style:text-properties officeooo:rsid="00079dcc"/>
    </style:style>
    <style:style style:name="T4" style:family="text">
      <style:text-properties officeooo:rsid="00084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dline 1 </text:p>
      <text:p text:style-name="P2"/>
      <text:p text:style-name="P1"><text:span text:style-name="T1">Tiedostolukija\kirjoittajaa testattu lukemalla tiedosto ja välittömästi kirjoittamalla se takaisin uuteen tiedostoon ja vertailemalla silmämääräisesti tekstiä. Näyttäisi toimivan oikein, pitänee kirjoittaa yksikkötestit. </text:span><text:span text:style-name="T2">Ison tiedoston lukeminen\kirjoittaminen hidasta, n. 7 sekuntia 3 megan tiedoston lukemiseen ja kirjoittamiseen. </text:span><text:span text:style-name="T3">Vaihtamalla Data(Input\Output)Stream vastaaviksi BufferedStreameiksi </text:span><text:span text:style-name="T4">suorityskyky parani merkittävästi</text:span><text:span text:style-name="T3">, n. Sekunti tieodoston lukemiseen. Jatketaan tällä linjalla.</text:span></text:p>
      <text:p text:style-name="P3"/>
      <text:p text:style-name="P3">OmaArrayListille <text:span text:style-name="T4">ja OmaMinimiPriorityQueuelle</text:span> kirjoitettu yksikkötestit ja varmistettu <text:span text:style-name="T4">että läpäisevät test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4S</meta:editing-duration>
    <meta:editing-cycles>6</meta:editing-cycles>
    <meta:generator>LibreOffice/4.0.3.3$Windows_x86 LibreOffice_project/0eaa50a932c8f2199a615e1eb30f7ac74279539</meta:generator>
    <dc:date>2013-08-02T19:17:58.19</dc:date>
    <meta:document-statistic meta:table-count="0" meta:image-count="0" meta:object-count="0" meta:page-count="1" meta:paragraph-count="3" meta:word-count="60" meta:character-count="617" meta:non-whitespace-character-count="559"/>
    <meta:user-defined meta:name="Info 1"/>
    <meta:user-defined meta:name="Info 2"/>
    <meta:user-defined meta:name="Info 3"/>
    <meta:user-defined meta:name="Info 4"/>
  </office:meta>
</office:document-meta>
</file>